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Heading_20_3">
      <style:text-properties fo:font-weight="normal" style:font-weight-asian="normal" style:font-weight-complex="normal"/>
    </style:style>
    <style:style style:name="P5" style:family="paragraph" style:parent-style-name="Standard">
      <style:text-properties fo:font-weight="normal" style:font-weight-asian="normal" style:font-weight-complex="normal"/>
    </style:style>
    <style:style style:name="P6" style:family="paragraph" style:parent-style-name="Heading_20_1">
      <style:paragraph-properties fo:break-before="pag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text-properties fo:font-weight="normal" style:font-weight-asian="normal" style:font-weight-complex="normal"/>
    </style:style>
    <style:style style:name="P10" style:family="paragraph" style:parent-style-name="Text_20_body" style:list-style-name="L1">
      <style:text-properties fo:font-weight="normal" style:font-weight-asian="normal" style:font-weight-complex="normal"/>
    </style:style>
    <style:style style:name="P11" style:family="paragraph" style:parent-style-name="Text_20_body" style:list-style-name="L3">
      <style:text-properties fo:font-weight="normal" style:font-weight-asian="normal" style:font-weight-complex="normal"/>
    </style:style>
    <style:style style:name="P12" style:family="paragraph" style:parent-style-name="Text_20_body">
      <style:text-properties fo:font-weight="bold" style:font-weight-asian="bold" style:font-weight-complex="bold"/>
    </style:style>
    <style:style style:name="P13" style:family="paragraph" style:parent-style-name="Text_20_body" style:list-style-name="L3">
      <style:paragraph-properties fo:margin-top="0cm" fo:margin-bottom="0cm"/>
    </style:style>
    <style:style style:name="P14" style:family="paragraph" style:parent-style-name="Text_20_body" style:list-style-name="L3">
      <style:paragraph-properties fo:margin-top="0cm" fo:margin-bottom="0cm"/>
      <style:text-properties fo:font-weight="normal" style:font-weight-asian="normal" style:font-weight-complex="normal"/>
    </style:style>
    <style:style style:name="P15" style:family="paragraph" style:parent-style-name="Heading">
      <style:paragraph-properties fo:text-align="center" style:justify-single-word="false"/>
    </style:style>
    <style:style style:name="P16" style:family="paragraph" style:parent-style-name="Heading">
      <style:paragraph-properties fo:text-align="center" style:justify-single-word="false"/>
      <style:text-properties fo:font-size="26pt" fo:font-weight="bold" style:font-size-asian="26pt" style:font-weight-asian="bold" style:font-size-complex="26pt" style:font-weight-complex="bold"/>
    </style:style>
    <style:style style:name="P17" style:family="paragraph" style:parent-style-name="Heading">
      <style:paragraph-properties fo:text-align="center" style:justify-single-word="false"/>
      <style:text-properties fo:font-size="16pt" style:font-size-asian="16pt" style:font-size-complex="16pt"/>
    </style:style>
    <style:style style:name="P18" style:family="paragraph" style:parent-style-name="Contents_20_5">
      <style:paragraph-properties>
        <style:tab-stops>
          <style:tab-stop style:position="15.004cm" style:type="right" style:leader-style="dotted" style:leader-text="."/>
        </style:tab-stops>
      </style:paragraph-properties>
    </style:style>
    <style:style style:name="P19" style:family="paragraph" style:parent-style-name="Contents_20_Heading">
      <style:paragraph-properties fo:break-before="page"/>
    </style:style>
    <style:style style:name="P20" style:family="paragraph" style:parent-style-name="Contents_20_4">
      <style:paragraph-properties>
        <style:tab-stops>
          <style:tab-stop style:position="15.503cm" style:type="right" style:leader-style="dotted" style:leader-text="."/>
        </style:tab-stops>
      </style:paragraph-properties>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
      <text:p text:style-name="P15"/>
      <text:p text:style-name="P15"/>
      <text:p text:style-name="P15"/>
      <text:p text:style-name="P16">NAA</text:p>
      <text:p text:style-name="P15"/>
      <text:p text:style-name="P17">Long Term Digital Preservation Format for Video Options Pape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9">Table of Contents</text:p>
          </text:index-title>
          <text:p text:style-name="P21">Purpose<text:tab/>4</text:p>
          <text:p text:style-name="P21">Scope<text:tab/>4</text:p>
          <text:p text:style-name="P21">Definition<text:tab/>4</text:p>
          <text:p text:style-name="P22">Images<text:tab/>4</text:p>
          <text:p text:style-name="P22">Audio streams<text:tab/>4</text:p>
          <text:p text:style-name="P22">Container format<text:tab/>4</text:p>
          <text:p text:style-name="P21">Data Sources<text:tab/>4</text:p>
          <text:p text:style-name="P21">Process<text:tab/>4</text:p>
          <text:p text:style-name="P21">Access copy<text:tab/>5</text:p>
          <text:p text:style-name="P21">Requirements<text:tab/>5</text:p>
          <text:p text:style-name="P22">Digital Format<text:tab/>5</text:p>
          <text:p text:style-name="P23">Community developed<text:tab/>5</text:p>
          <text:p text:style-name="P23">Multiple implementations<text:tab/>5</text:p>
          <text:p text:style-name="P23">Openly specified<text:tab/>5</text:p>
          <text:p text:style-name="P23">Patent and royalty free<text:tab/>5</text:p>
          <text:p text:style-name="P22">Video Specific Requirements<text:tab/>5</text:p>
          <text:p text:style-name="P23">Compression<text:tab/>6</text:p>
          <text:p text:style-name="P23">Resolution<text:tab/>6</text:p>
          <text:p text:style-name="P21">Options<text:tab/>6</text:p>
          <text:p text:style-name="P22">Lossless Video Options<text:tab/>6</text:p>
          <text:p text:style-name="P23">Open Lossless Video Options<text:tab/>7</text:p>
          <text:p text:style-name="P23">Assessing Video Format Requirements Suitability<text:tab/>8</text:p>
          <text:p text:style-name="P20">Dirac<text:tab/>8</text:p>
          <text:p text:style-name="P18">Community developed<text:tab/>8</text:p>
          <text:p text:style-name="P18">Multiple implementations<text:tab/>8</text:p>
          <text:p text:style-name="P18">Openly specified<text:tab/>9</text:p>
          <text:p text:style-name="P18">Patent and royalty free<text:tab/>9</text:p>
          <text:p text:style-name="P23">Recommended Video Codec<text:tab/>9</text:p>
          <text:p text:style-name="P22">Lossless Audio Options<text:tab/>9</text:p>
          <text:p text:style-name="P23">Open Lossless audio options<text:tab/>10</text:p>
          <text:p text:style-name="P22">Container options<text:tab/>10</text:p>
          <text:p text:style-name="P23">Open Container Options<text:tab/>12</text:p>
          <text:p text:style-name="P22">Assessing Format Requirements Suitability<text:tab/>12</text:p>
          <text:p text:style-name="P23">Video<text:tab/>12</text:p>
          <text:p text:style-name="P20">Community developed<text:tab/>12</text:p>
          <text:p text:style-name="P20">Multiple implementations<text:tab/>12</text:p>
          <text:p text:style-name="P20">Openly specified<text:tab/>12</text:p>
          <text:p text:style-name="P20">Patent and royalty free<text:tab/>12</text:p>
          <text:p text:style-name="P23">Audio<text:tab/>12</text:p>
          <text:p text:style-name="P20">Community developed<text:tab/>12</text:p>
          <text:p text:style-name="P20">Openly specified<text:tab/>13</text:p>
          <text:p text:style-name="P20">Patent and royalty free<text:tab/>13</text:p>
          <text:p text:style-name="P20">Multiple implementations<text:tab/>13</text:p>
          <text:p text:style-name="P23">Container<text:tab/>13</text:p>
          <text:p text:style-name="P20">Community developed<text:tab/>13</text:p>
          <text:p text:style-name="P20">Openly specified<text:tab/>13</text:p>
          <text:p text:style-name="P20">Patent and royalty free<text:tab/>13</text:p>
          <text:p text:style-name="P20">Multiple implementations<text:tab/>13</text:p>
          <text:p text:style-name="P22">Multiple implementations<text:tab/>13</text:p>
          <text:p text:style-name="P23">Motion JPEG 2000<text:tab/>13</text:p>
          <text:p text:style-name="P22"><text:soft-page-break/>Test cases<text:tab/>14</text:p>
          <text:p text:style-name="P22">Summary<text:tab/>14</text:p>
          <text:p text:style-name="P22">Recommendation<text:tab/>14</text:p>
        </text:index-body>
      </text:table-of-content>
      <text:p text:style-name="Text_20_body"/>
      <text:h text:style-name="P6" text:outline-level="1">Purpose</text:h>
      <text:p text:style-name="Standard">The National Archives of Australia has a requirement to select a long term preservation format for video content.</text:p>
      <text:p text:style-name="Standard"/>
      <text:h text:style-name="Heading_20_1" text:outline-level="1">Scope</text:h>
      <text:p text:style-name="Standard">This document discusses requirements for a long term preservation digital file format. This is completely separate to a format for digitisation work or access.</text:p>
      <text:p text:style-name="Standard"/>
      <text:h text:style-name="Heading_20_1" text:outline-level="1">Definition</text:h>
      <text:p text:style-name="Standard">Digital video is unique in that it is not made of up a single data format, such as an image or audio file. Instead, it is made of up three distinct and separate components:</text:p>
      <text:p text:style-name="Standard"/>
      <text:h text:style-name="Heading_20_2" text:outline-level="2">Images</text:h>
      <text:p text:style-name="P2">Multiple images are played in fast succession called the frame rate (generally 25 per second) to create the moving picture.</text:p>
      <text:p text:style-name="P2"/>
      <text:h text:style-name="Heading_20_2" text:outline-level="2">Audio streams</text:h>
      <text:p text:style-name="P2">The audio layer provides sound to accompany the images, and may be multiple channels.</text:p>
      <text:p text:style-name="P2"/>
      <text:h text:style-name="Heading_20_2" text:outline-level="2">Container format</text:h>
      <text:p text:style-name="Standard"><text:span text:style-name="T3">The container format</text:span><text:span text:style-name="T3"><text:note text:id="ftn1" text:note-class="footnote"><text:note-citation>1</text:note-citation><text:note-body><text:p text:style-name="Footnote"><text:a xlink:type="simple" xlink:href="http://en.wikipedia.org/wiki/Container_format_%28digital%29">http://en.wikipedia.org/wiki/Container_format_%28digital%29</text:a></text:p></text:note-body></text:note></text:span><text:span text:style-name="T3"> is a wrapper which </text:span>describes how data and meta-data is stored. It <text:span text:style-name="T3">joins the image and audio layers together to form a single file. It also contains important information regarding the video such as required frame rate as well as metadata.</text:span></text:p>
      <text:p text:style-name="P2"/>
      <text:h text:style-name="Heading_20_1" text:outline-level="1">Data Sources</text:h>
      <text:p text:style-name="P2">Digital video coming to the NAA will primarily come from two sources, either external agencies in a variety of formats or internally as digitised video.</text:p>
      <text:p text:style-name="Standard"/>
      <text:p text:style-name="Standard">Video tends to be magnitudes larger that other forms of digital records and as such, a single copy in our chosen long term format is preferable, although we acknowledge that this is unlikely to happen. The NAA has no control over the data format chosen by external agencies, however <text:span text:style-name="T3">the format chosen for our own digitisation efforts is somewhat more flexible.</text:span></text:p>
      <text:p text:style-name="Standard"/>
      <text:h text:style-name="Heading_20_1" text:outline-level="1">Process</text:h>
      <text:p text:style-name="P2">As with any other digital file, the NAA does not modify the content of the record. As such there is no requirement to edit the source video file.</text:p>
      <text:p text:style-name="P2"/>
      <text:p text:style-name="P2">The video will be received in line with NAA processes and enter the digital preservation process <text:soft-page-break/>where a Xena normaliser will migrate to an open standards based format.</text:p>
      <text:p text:style-name="P2"/>
      <text:h text:style-name="Heading_20_1" text:outline-level="1">Access copy</text:h>
      <text:p text:style-name="P1"><text:span text:style-name="T3">An access copy may be required to be created from the original file. This format has no bearing on </text:span><text:span text:style-name="T3">the long term preservation format, except for the requirement to be able to transcode from one </text:span><text:span text:style-name="T3">format to another.</text:span></text:p>
      <text:p text:style-name="Standard"/>
      <text:h text:style-name="Heading_20_1" text:outline-level="1">Requirements</text:h>
      <text:h text:style-name="Heading_20_2" text:outline-level="2">Digital Format</text:h>
      <text:p text:style-name="Standard">The digital preservation guidelines for selecting a suitable format include the following:</text:p>
      <text:p text:style-name="Standard"/>
      <text:h text:style-name="Heading_20_3" text:outline-level="3">Community developed</text:h>
      <text:p text:style-name="Standard"/>
      <text:h text:style-name="Heading_20_3" text:outline-level="3">Multiple implementations</text:h>
      <text:p text:style-name="Standard"/>
      <text:h text:style-name="Heading_20_3" text:outline-level="3">Openly specified</text:h>
      <text:p text:style-name="Text_20_body"/>
      <text:h text:style-name="Heading_20_3" text:outline-level="3">Patent and royalty free</text:h>
      <text:p text:style-name="P3">It should be noted that formats which are also ISO standards are not necessarily patent<text:note text:id="ftn2" text:note-class="footnote"><text:note-citation>2</text:note-citation><text:note-body><text:p text:style-name="Footnote"><text:a xlink:type="simple" xlink:href="http://en.wikipedia.org/wiki/Software_patent">http://en.wikipedia.org/wiki/Software_patent</text:a></text:p></text:note-body></text:note> free. Indeed, part of the ISO approval process is to ensure that patent holders be “willing to negotiate licenses under reasonable and non-discriminatory terms.” This is not the same as royalty free. As such, the NAA should contact all relevant patent holders and negotiate an irrevocable, royalty free license before implementing the given data format.</text:p>
      <text:p text:style-name="Standard"/>
      <text:p text:style-name="Standard">Each of these aspects plays an important role in ensuring that data will be accessible long term. Any format which is chosen should pass each of these requirements.</text:p>
      <text:p text:style-name="P2"/>
      <text:p text:style-name="P12"/>
      <text:p text:style-name="P2">The primary function of a preservation format however, is to be a true representation of the original record. While migration between formats is acceptable, it must not lose any information in the process.</text:p>
      <text:p text:style-name="P1"/>
      <text:h text:style-name="Heading_20_2" text:outline-level="2">Video Specific Requirements</text:h>
      <text:p text:style-name="P2">NAA has certain requirements for the video format as it will also be used for long term preservation of digitised data, not just born digital.</text:p>
      <text:p text:style-name="P2"/>
      <text:p text:style-name="P2">There must be no loss of information.</text:p>
      <text:p text:style-name="P2">It must preserve the correct colour space.</text:p>
      <text:p text:style-name="P2"><text:soft-page-break/>The required frame rate must be preserved.</text:p>
      <text:p text:style-name="P2">The original resolution must be maintained.</text:p>
      <text:p text:style-name="P2">Metadata?</text:p>
      <text:p text:style-name="P2">Bitrate?</text:p>
      <text:p text:style-name="P2"/>
      <text:h text:style-name="Heading_20_3" text:outline-level="3">Compression</text:h>
      <text:p text:style-name="P2">Compression does not mean that information is lost. A file can be compressed without any loss (lossless) or with varying degrees of loss (lossy). Of course, a file may also be not compressed at all.</text:p>
      <text:p text:style-name="P2"/>
      <text:p text:style-name="P2">Lossless compression<text:note text:id="ftn3" text:note-class="footnote"><text:note-citation>3</text:note-citation><text:note-body><text:p text:style-name="Footnote"><text:a xlink:type="simple" xlink:href="http://en.wikipedia.org/wiki/Lossless_data_compression"><text:span text:style-name="T3">http://en.wikipedia.org/wiki/Lossless_data_compression</text:span></text:a></text:p></text:note-body></text:note> means that <text:span text:style-name="T2">absolutely no data</text:span> is lost in the process of compressing and uncompressing. An example of this is the ZIP archive format, which takes a file and compresses it to make it smaller. It is expected that the original file is able to be unzipped without any data loss.</text:p>
      <text:p text:style-name="P2"/>
      <text:p text:style-name="P2">Lossy compression<text:note text:id="ftn4" text:note-class="footnote"><text:note-citation>4</text:note-citation><text:note-body><text:p text:style-name="Footnote"><text:a xlink:type="simple" xlink:href="http://en.wikipedia.org/wiki/Lossy_data_compression"><text:span text:style-name="T3">http://en.wikipedia.org/wiki/Lossy_data_compression</text:span></text:a></text:p></text:note-body></text:note> on the other hand, throws out information when it compresses the data. This type of compression is unacceptable in an archival sense, as important data may be lost.</text:p>
      <text:p text:style-name="P2"/>
      <text:p text:style-name="P2">Both lossless compressed and non-compressed data is suitable for use as an archival master. Therefore any lossy formats have automatically been excluded.</text:p>
      <text:p text:style-name="P2"/>
      <text:h text:style-name="Heading_20_3" text:outline-level="3">Resolution</text:h>
      <text:p text:style-name="Standard">The quality of source video data will vary greatly and include; smaller web-optimised clips, digitised VHS and analogue television, video at VCD and DVD resolutions, up to full high definition 1080p and beyond.</text:p>
      <text:p text:style-name="Standard"><text:line-break/>As such, the long term digitisation format needs to scale from the very low end to the very high end. Nevertheless, the quality and resolution of the long term preservation file should match that of the source. The preservation master of PAL-G analogue television for example, should match the number of lines and therefore should match with a resolution of 625 pixels. It must not be reduced below this number.</text:p>
      <text:p text:style-name="Standard"/>
      <text:p text:style-name="Standard">Likewise, there is nothing to be gained by creating a preservation file larger in resolution than the original. Indeed this can be detrimental to the record as the encoder must up-scale the video, which entails guessing what should it should look like. A video which has been up-scaled and then reduced back to its original resolution may not look the same as the source.</text:p>
      <text:p text:style-name="P2"/>
      <text:p text:style-name="P2">For these reasons, the resolution of the long term preservation file should equal the original source.</text:p>
      <text:p text:style-name="P2"/>
      <text:h text:style-name="Heading_20_1" text:outline-level="1">Options</text:h>
      <text:h text:style-name="Heading_20_2" text:outline-level="2">Lossless Video Options</text:h>
      <text:p text:style-name="P2">There are a number of lossless video codecs in existence, however not all of these will meet our format requirements.</text:p>
      <text:p text:style-name="Standard"/>
      <text:list xml:id="list481814713" text:style-name="L1">
        <text:list-item>
          <text:p text:style-name="P7">Alpary</text:p>
        </text:list-item>
        <text:list-item>
          <text:p text:style-name="P7"><text:soft-page-break/>ArithYuv</text:p>
        </text:list-item>
        <text:list-item>
          <text:p text:style-name="P7">AVIzlib</text:p>
        </text:list-item>
        <text:list-item>
          <text:p text:style-name="P7">CamStudio GZIP</text:p>
        </text:list-item>
        <text:list-item>
          <text:p text:style-name="P7">CorePNG</text:p>
        </text:list-item>
        <text:list-item>
          <text:p text:style-name="P7">Dirac<text:note text:id="ftn5" text:note-class="footnote"><text:note-citation>5</text:note-citation><text:note-body><text:p text:style-name="Footnote"><text:a xlink:type="simple" xlink:href="http://en.wikipedia.org/wiki/Dirac_%28codec%29">http://en.wikipedia.org/wiki/Dirac_%28codec%29</text:a></text:p></text:note-body></text:note></text:p>
        </text:list-item>
        <text:list-item>
          <text:p text:style-name="P7">FastCodec</text:p>
        </text:list-item>
        <text:list-item>
          <text:p text:style-name="P7">FFV1<text:note text:id="ftn6" text:note-class="footnote"><text:note-citation>6</text:note-citation><text:note-body><text:p text:style-name="Footnote"><text:a xlink:type="simple" xlink:href="http://en.wikipedia.org/wiki/FFV1">http://en.wikipedia.org/wiki/FFV1</text:a></text:p></text:note-body></text:note> (FF video codec 1)</text:p>
        </text:list-item>
        <text:list-item>
          <text:p text:style-name="P7">H.264<text:note text:id="ftn7" text:note-class="footnote"><text:note-citation>7</text:note-citation><text:note-body><text:p text:style-name="Footnote"><text:a xlink:type="simple" xlink:href="http://en.wikipedia.org/wiki/H.264">http://en.wikipedia.org/wiki/H.264</text:a></text:p></text:note-body></text:note> (MPEG-4 part 10)</text:p>
        </text:list-item>
        <text:list-item>
          <text:p text:style-name="P7">Huffyuv<text:note text:id="ftn8" text:note-class="footnote"><text:note-citation>8</text:note-citation><text:note-body><text:p text:style-name="Footnote"><text:a xlink:type="simple" xlink:href="http://en.wikipedia.org/wiki/Huffyuv">http://en.wikipedia.org/wiki/Huffyuv</text:a></text:p></text:note-body></text:note></text:p>
        </text:list-item>
        <text:list-item>
          <text:p text:style-name="P7">JPEG 2000 (Lossless when using the 5/3 filter, intra-frame video coding)</text:p>
        </text:list-item>
        <text:list-item>
          <text:p text:style-name="P7">Lagarith<text:note text:id="ftn9" text:note-class="footnote"><text:note-citation>9</text:note-citation><text:note-body><text:p text:style-name="Footnote"><text:a xlink:type="simple" xlink:href="http://en.wikipedia.org/wiki/Lagarith">http://en.wikipedia.org/wiki/Lagarith</text:a></text:p></text:note-body></text:note> (Improved fork of Huffyuv)</text:p>
        </text:list-item>
        <text:list-item>
          <text:p text:style-name="P7">LCL</text:p>
        </text:list-item>
        <text:list-item>
          <text:p text:style-name="P7">LOCO</text:p>
        </text:list-item>
        <text:list-item>
          <text:p text:style-name="P7">LZO</text:p>
        </text:list-item>
        <text:list-item>
          <text:p text:style-name="P7">MSU Lossless Video Codec </text:p>
        </text:list-item>
        <text:list-item>
          <text:p text:style-name="P7">PICVideo</text:p>
        </text:list-item>
        <text:list-item>
          <text:p text:style-name="P7">SheerVideo</text:p>
        </text:list-item>
        <text:list-item>
          <text:p text:style-name="P7">Snow</text:p>
        </text:list-item>
        <text:list-item>
          <text:p text:style-name="P7">TSCC (TechSmith Screen Capture Codec)</text:p>
        </text:list-item>
        <text:list-item>
          <text:p text:style-name="P7">YULS</text:p>
        </text:list-item>
        <text:list-item>
          <text:p text:style-name="P7">ZMBV(Zip Motion Block Video) Codec</text:p>
        </text:list-item>
      </text:list>
      <text:p text:style-name="Standard"/>
      <text:h text:style-name="Heading_20_3" text:outline-level="3">Open Lossless Video Options</text:h>
      <text:p text:style-name="Standard">Research suggests that only a handful of these are openly specified, including:</text:p>
      <text:p text:style-name="Standard"/>
      <text:list xml:id="list731040907" text:continue-numbering="true" text:style-name="L1">
        <text:list-item>
          <text:p text:style-name="P7">Dirac</text:p>
        </text:list-item>
        <text:list-item>
          <text:p text:style-name="P7">FFV1</text:p>
        </text:list-item>
        <text:list-item>
          <text:p text:style-name="P7">H.264</text:p>
        </text:list-item>
        <text:list-item>
          <text:p text:style-name="P7">Huffyyuv</text:p>
        </text:list-item>
        <text:list-item>
          <text:p text:style-name="P7">JPEG 2000</text:p>
        </text:list-item>
        <text:list-item>
          <text:p text:style-name="P7">Lagarith</text:p>
        </text:list-item>
      </text:list>
      <text:h text:style-name="Heading_20_3" text:outline-level="3"><text:soft-page-break/>Assessing Video Format Requirements Suitability</text:h>
      <text:p text:style-name="Text_20_body">When it comes to video, most data formats make use of some patented technology.</text:p>
      <text:p text:style-name="Text_20_body"/>
      <text:p text:style-name="Text_20_body"><text:s/>The ISO approved MPEG standards are very heavily patented<text:note text:id="ftn10" text:note-class="footnote"><text:note-citation>10</text:note-citation><text:note-body><text:p text:style-name="Footnote"><text:a xlink:type="simple" xlink:href="http://en.wikipedia.org/wiki/MPEG_Licensing_Authority">http://en.wikipedia.org/wiki/MPEG_Licensing_Authority</text:a></text:p></text:note-body></text:note> and therefore unsuitable for use as a preservation format.</text:p>
      <text:p text:style-name="Text_20_body"/>
      <text:p text:style-name="Text_20_body">Motion JPEG2000</text:p>
      <text:p text:style-name="Text_20_body">Unlike common video codecs, such as <text:a xlink:type="simple" xlink:href="http://en.wikipedia.org/wiki/MPEG-4">MPEG-4</text:a>, <text:a xlink:type="simple" xlink:href="http://en.wikipedia.org/wiki/WMV">WMV</text:a>, and <text:a xlink:type="simple" xlink:href="http://en.wikipedia.org/wiki/DivX">DivX</text:a>, MJ2 does not employ temporal or inter-frame compression. Instead, each frame is an independent entity encoded by either a lossy or lossless variant of JPEG 2000.</text:p>
      <text:p text:style-name="Text_20_body"/>
      <text:p text:style-name="Text_20_body">H.264</text:p>
      <text:p text:style-name="Text_20_body">This includes codecs such as H.264 standard (which is heavily patented<text:note text:id="ftn11" text:note-class="footnote"><text:note-citation>11</text:note-citation><text:note-body><text:p text:style-name="Footnote"><text:a xlink:type="simple" xlink:href="http://www.mpegla.com/main/programs/AVC/Pages/Intro.aspx">http://www.mpegla.com/main/programs/AVC/Pages/Intro.aspx</text:a></text:p></text:note-body></text:note>), </text:p>
      <text:p text:style-name="Text_20_body">Indeed, recently companies such as AT&amp;T have been suing various companies<text:note text:id="ftn12" text:note-class="footnote"><text:note-citation>12</text:note-citation><text:note-body><text:p text:style-name="Footnote"><text:a xlink:type="simple" xlink:href="http://www.pcmag.com/article2/0,2817,1923218,00.asp">http://www.pcmag.com/article2/0,2817,1923218,00.asp</text:a></text:p></text:note-body></text:note> over patents related to MPEG-4 video. This is similar to issues seen in the past with the GIF format.</text:p>
      <text:p text:style-name="Text_20_body">FFV1 uses arithmetic coding, parts of which may be patented<text:note text:id="ftn13" text:note-class="footnote"><text:note-citation>13</text:note-citation><text:note-body><text:p text:style-name="Footnote"><text:a xlink:type="simple" xlink:href="http://en.wikipedia.org/wiki/Arithmetic_coding#US_patents_on_arithmetic_coding">http://en.wikipedia.org/wiki/Arithmetic_coding#US_patents_on_arithmetic_coding</text:a></text:p></text:note-body></text:note>.</text:p>
      <text:h text:style-name="Heading_20_4" text:outline-level="4">Dirac</text:h>
      <text:p text:style-name="Text_20_body">The Dirac codec has been created by the BBC for a wide range of uses from lossy streaming to lossless preservation. It employs wavelet compression<text:note text:id="ftn14" text:note-class="footnote"><text:note-citation>14</text:note-citation><text:note-body><text:p text:style-name="Footnote"><text:a xlink:type="simple" xlink:href="http://en.wikipedia.org/wiki/Wavelet_compression">http://en.wikipedia.org/wiki/Wavelet_compression</text:a></text:p></text:note-body></text:note> and can be used as a raw bitstream or as a video component in either the Ogg or MPEG Transport Stream containers.</text:p>
      <text:h text:style-name="Heading_20_5" text:outline-level="5">Community developed</text:h>
      <text:p text:style-name="Text_20_body">Dirac was created by the BBC, which is prohibited from distorting markets. The format has been designed for widestream adoption</text:p>
      <text:h text:style-name="Heading_20_5" text:outline-level="5">Multiple implementations</text:h>
      <text:p text:style-name="Text_20_body">There are presently several implementations<text:note text:id="ftn15" text:note-class="footnote"><text:note-citation>15</text:note-citation><text:note-body><text:p text:style-name="Footnote"><text:a xlink:type="simple" xlink:href="http://www.bbc.co.uk/rd/projects/dirac/implementations.shtml">http://www.bbc.co.uk/rd/projects/dirac/implementations.shtml</text:a></text:p></text:note-body></text:note> for encoding and decoding Dirac, all of this are cross-platform free software tools<text:note text:id="ftn16" text:note-class="footnote"><text:note-citation>16</text:note-citation><text:note-body><text:p text:style-name="Footnote"><text:a xlink:type="simple" xlink:href="http://diracvideo.org/wiki/index.php/Dirac_Compatibility_Matrix">http://diracvideo.org/wiki/index.php/Dirac_Compatibility_Matrix</text:a></text:p></text:note-body></text:note>. The two main encoders are Dirac and Shroedinger, and support also exists in GStreamer, FFMpeg, VLC, Quicktime and MPlayer to name just a few. There are also ports to <text:s/>native Java<text:note text:id="ftn17" text:note-class="footnote"><text:note-citation>17</text:note-citation><text:note-body><text:p text:style-name="Footnote"><text:a xlink:type="simple" xlink:href="http://code.google.com/p/google-summer-of-code-2008-dirac/">http://code.google.com/p/google-summer-of-code-2008-dirac/</text:a></text:p></text:note-body></text:note> Mono/.NET<text:note text:id="ftn18" text:note-class="footnote"><text:note-citation>18</text:note-citation><text:note-body><text:p text:style-name="Footnote"><text:a xlink:type="simple" xlink:href="http://www.mono-project.com/StudentProjects#Dirac_Support">http://www.mono-project.com/StudentProjects#Dirac_Support</text:a></text:p></text:note-body></text:note> and VHDL<text:note text:id="ftn19" text:note-class="footnote"><text:note-citation>19</text:note-citation><text:note-body><text:p text:style-name="Footnote"><text:a xlink:type="simple" xlink:href="http://www.opencores.org/project,dirac,overview">http://www.opencores.org/project,dirac,overview</text:a></text:p></text:note-body></text:note>.</text:p>
      <text:p text:style-name="Text_20_body"/>
      <text:p text:style-name="Text_20_body">Hardware implementations of Dirac are also available, including Dirac Pro<text:note text:id="ftn20" text:note-class="footnote"><text:note-citation>20</text:note-citation><text:note-body><text:p text:style-name="Footnote"><text:a xlink:type="simple" xlink:href="http://www.bbc.co.uk/rd/projects/dirac/diracpro.shtml">http://www.bbc.co.uk/rd/projects/dirac/diracpro.shtml</text:a></text:p></text:note-body></text:note> which is optimised for professional production and archiving applications. Hardware implementations increase encoding power of Dirac video by taking the load of the CPU running software encoders. Like Dirac itself, <text:soft-page-break/>this is open technology.</text:p>
      <text:p text:style-name="Text_20_body"/>
      <text:p text:style-name="Text_20_body">Dirac is supported in several containers<text:note text:id="ftn21" text:note-class="footnote"><text:note-citation>21</text:note-citation><text:note-body><text:p text:style-name="Footnote"><text:a xlink:type="simple" xlink:href="http://diracvideo.org/wiki/index.php/Main_Page#Container_formats_for_Dirac_video_streams">http://diracvideo.org/wiki/index.php/Main_Page#Container_formats_for_Dirac_video_streams</text:a></text:p></text:note-body></text:note>, including Ogg, Matroska, MP4/ISOM, MPEG TS and MXF.</text:p>
      <text:p text:style-name="Text_20_body"/>
      <text:p text:style-name="Text_20_body">Dirac is primarily used with either Vorbis (for lossy) or FLAC (for lossless) audio, however this will be dictated by the container used.</text:p>
      <text:h text:style-name="Heading_20_5" text:outline-level="5">Openly specified</text:h>
      <text:p text:style-name="Text_20_body">The Dirac algorithm<text:note text:id="ftn22" text:note-class="footnote"><text:note-citation>22</text:note-citation><text:note-body><text:p text:style-name="Footnote"><text:a xlink:type="simple" xlink:href="http://diracvideo.org/wiki/index.php/Dirac_Algorithm">http://diracvideo.org/wiki/index.php/Dirac_Algorithm</text:a></text:p></text:note-body></text:note> is openly specified, although it is not currently an ISO standard. It is free for anyone to implement and use. Several documents exist<text:note text:id="ftn23" text:note-class="footnote"><text:note-citation>23</text:note-citation><text:note-body><text:p text:style-name="Footnote"><text:a xlink:type="simple" xlink:href="http://diracvideo.org/wiki/index.php/Main_Page#Documentation">http://diracvideo.org/wiki/index.php/Main_Page#Documentation</text:a></text:p></text:note-body></text:note> to help facilitate the use of Dirac.</text:p>
      <text:h text:style-name="Heading_20_5" text:outline-level="5">Patent and royalty free</text:h>
      <text:p text:style-name="Text_20_body">While the Dirac codec uses arithmetic coding (which is heavily patented<text:note text:id="ftn24" text:note-class="footnote"><text:note-citation>24</text:note-citation><text:note-body><text:p text:style-name="Footnote"><text:a xlink:type="simple" xlink:href="http://www.freepatentsonline.com/result.html?p=1&amp;edit_alert=&amp;srch=xprtsrch&amp;query_txt=arithmetic+coding%0D%0A&amp;uspat=on&amp;date_range=all&amp;stemming=off&amp;sort=relevance&amp;search=Search">http://www.freepatentsonline.com/result.html?p=1&amp;edit_alert=&amp;srch=xprtsrch&amp;query_txt=arithmetic+coding%0D%0A&amp;uspat=on&amp;date_range=all&amp;stemming=off&amp;sort=relevance&amp;search=Search</text:a></text:p></text:note-body></text:note>), the BBC has avoided violating any existing patents,<text:note text:id="ftn25" text:note-class="footnote"><text:note-citation>25</text:note-citation><text:note-body><text:p text:style-name="Footnote"><text:a xlink:type="simple" xlink:href="http://lwn.net/Articles/272973/">http://lwn.net/Articles/272973/</text:a></text:p></text:note-body></text:note> stating that there is no patent on the idea of arithmetic coding, just some of the implementations thereof. Indeed, most patents have also expired in 1998. Further to this, the BBC guarantees to work around any patent issue that might arise<text:note text:id="ftn26" text:note-class="footnote"><text:note-citation>26</text:note-citation><text:note-body><text:p text:style-name="Footnote"><text:a xlink:type="simple" xlink:href="http://diracvideo.org/wiki/index.php/FAQ#Do_the_BBC_have_patents_in_Dirac.3F">http://diracvideo.org/wiki/index.php/FAQ#Do_the_BBC_have_patents_in_Dirac.3F</text:a></text:p></text:note-body></text:note>, to ensure that the codec remains completely patent free.</text:p>
      <text:p text:style-name="Text_20_body"/>
      <text:p text:style-name="Text_20_body">In addition to being patent free, the BBC will not charge royalties<text:note text:id="ftn27" text:note-class="footnote"><text:note-citation>27</text:note-citation><text:note-body><text:p text:style-name="Footnote"><text:a xlink:type="simple" xlink:href="http://diracvideo.org/wiki/index.php/FAQ#Are_you_going_to_charge_for_Dirac.3F">http://diracvideo.org/wiki/index.php/FAQ#Are_you_going_to_charge_for_Dirac.3F</text:a></text:p></text:note-body></text:note> for any use of Dirac.</text:p>
      <text:p text:style-name="Text_20_body"/>
      <text:p text:style-name="Text_20_body">[Insert others here]</text:p>
      <text:h text:style-name="Heading_20_3" text:outline-level="3">Recommended Video Codec</text:h>
      <text:p text:style-name="Text_20_body">The only video codec which meets all of the NAA requirements for a long term digital preservation format is Dirac.</text:p>
      <text:p text:style-name="Text_20_body"/>
      <text:p text:style-name="Text_20_body">Performance comparison of lossless formats.</text:p>
      <text:p text:style-name="Text_20_body"><text:a xlink:type="simple" xlink:href="http://compression.ru/video/codec_comparison/lossless_codecs_2007_en.html">http://compression.ru/video/codec_comparison/lossless_codecs_2007_en.html</text:a></text:p>
      <text:h text:style-name="Heading_20_2" text:outline-level="2">Lossless Audio Options</text:h>
      <text:p text:style-name="P2">The NAA has already chosen a data format for the preservation of audio, namely FLAC<text:note text:id="ftn28" text:note-class="footnote"><text:note-citation>28</text:note-citation><text:note-body><text:p text:style-name="Footnote"><text:a xlink:type="simple" xlink:href="http://flac.sourceforge.net/">http://flac.sourceforge.net</text:a></text:p></text:note-body></text:note> (Free Lossless Audio Codec). Depending on the container format chosen however, using FLAC for the audio layer of a video may not be possible.</text:p>
      <text:p text:style-name="P2"/>
      <text:p text:style-name="P2">In light of this, it is worthwhile pursuing other possibilities for audio. There are numerous other <text:soft-page-break/>open lossless audio codecs available, however not all of these will meet our format requirements.</text:p>
      <text:p text:style-name="P2"/>
      <text:list xml:id="list330207551" text:style-name="L2">
        <text:list-item>
          <text:p text:style-name="P8">Apple Lossless – ALAC (Apple Lossless Audio Codec)</text:p>
        </text:list-item>
        <text:list-item>
          <text:p text:style-name="P8">apt-X Lossless</text:p>
        </text:list-item>
        <text:list-item>
          <text:p text:style-name="P8">ATRAC Advanced Lossless</text:p>
        </text:list-item>
        <text:list-item>
          <text:p text:style-name="P8">Audio Lossless Coding – also known as MPEG-4 ALS</text:p>
        </text:list-item>
        <text:list-item>
          <text:p text:style-name="P8">Direct Stream Transfer – DST</text:p>
        </text:list-item>
        <text:list-item>
          <text:p text:style-name="P8">Dolby TrueHD</text:p>
        </text:list-item>
        <text:list-item>
          <text:p text:style-name="P8">DTS-HD Master Audio</text:p>
        </text:list-item>
        <text:list-item>
          <text:p text:style-name="P8">Free Lossless Audio Codec – FLAC</text:p>
        </text:list-item>
        <text:list-item>
          <text:p text:style-name="P8">Lossless Audio (LA)</text:p>
        </text:list-item>
        <text:list-item>
          <text:p text:style-name="P8">Lossless Predictive Audio Compression</text:p>
        </text:list-item>
        <text:list-item>
          <text:p text:style-name="P8">Meridian Lossless Packing – MLP</text:p>
        </text:list-item>
        <text:list-item>
          <text:p text:style-name="P8">MPEG-4 Audio Lossless Encoding (MPEG-4 ALS)</text:p>
        </text:list-item>
        <text:list-item>
          <text:p text:style-name="P8">MPEG-4 MPEG-4 Scalable Lossless Encoding (MPEG-4 SLS also used in HD-AAC)</text:p>
        </text:list-item>
        <text:list-item>
          <text:p text:style-name="P8">Monkey's Audio – Monkey's Audio APE</text:p>
        </text:list-item>
        <text:list-item>
          <text:p text:style-name="P8">OptimFROG</text:p>
        </text:list-item>
        <text:list-item>
          <text:p text:style-name="P8">RealPlayer – RealAudio Lossless</text:p>
        </text:list-item>
        <text:list-item>
          <text:p text:style-name="P8">Shorten – SHN</text:p>
        </text:list-item>
        <text:list-item>
          <text:p text:style-name="P8">TTA – True Audio Lossless</text:p>
        </text:list-item>
        <text:list-item>
          <text:p text:style-name="P8">WAV – WAVE (Waveform Audio File Format)</text:p>
        </text:list-item>
        <text:list-item>
          <text:p text:style-name="P8">WavPack – WavPack lossless</text:p>
        </text:list-item>
        <text:list-item>
          <text:p text:style-name="P8">WMA Lossless – Windows Media Lossless</text:p>
        </text:list-item>
      </text:list>
      <text:p text:style-name="Text_20_body"/>
      <text:h text:style-name="Heading_20_3" text:outline-level="3">Open Lossless audio options</text:h>
      <text:p text:style-name="Standard">Research suggests that only a handful of these are openly specified, including:</text:p>
      <text:p text:style-name="Standard"/>
      <text:list xml:id="list1706058177" text:continue-list="list731040907" text:style-name="L1">
        <text:list-item>
          <text:p text:style-name="P7">FLAC</text:p>
        </text:list-item>
        <text:list-item>
          <text:p text:style-name="P7">TTA</text:p>
        </text:list-item>
        <text:list-item>
          <text:p text:style-name="P7">WAV</text:p>
        </text:list-item>
        <text:list-item>
          <text:p text:style-name="P7">WavPack</text:p>
        </text:list-item>
      </text:list>
      <text:h text:style-name="Heading_20_2" text:outline-level="2">Container options</text:h>
      <text:p text:style-name="Text_20_body">Some container formats are based on the ISO base media file format<text:note text:id="ftn29" text:note-class="footnote"><text:note-citation>29</text:note-citation><text:note-body><text:p text:style-name="Footnote"><text:a xlink:type="simple" xlink:href="http://en.wikipedia.org/wiki/ISO_base_media_file_format">http://en.wikipedia.org/wiki/ISO_base_media_file_format</text:a></text:p></text:note-body></text:note> (ISO/IEC 14496-12) which is known as MPEG-4 Part 12<text:note text:id="ftn30" text:note-class="footnote"><text:note-citation>30</text:note-citation><text:note-body><text:p text:style-name="Footnote"><text:a xlink:type="simple" xlink:href="http://en.wikipedia.org/wiki/MPEG-4_Part_12">http://en.wikipedia.org/wiki/MPEG-4_Part_12</text:a></text:p></text:note-body></text:note> (MP4 version 1) and was directly based on Apple's Quicktime <text:soft-page-break/>container format<text:note text:id="ftn31" text:note-class="footnote"><text:note-citation>31</text:note-citation><text:note-body><text:p text:style-name="Footnote"><text:a xlink:type="simple" xlink:href="http://en.wikipedia.org/wiki/QuickTime#QuickTime_file_format">http://en.wikipedia.org/wiki/QuickTime#QuickTime_file_format</text:a></text:p></text:note-body></text:note> (MOV). Both Apple and Matsushita Electric Industrial Co hold patents in relation to this standard.<text:note text:id="ftn0" text:note-class="footnote"><text:note-citation>32</text:note-citation><text:note-body><text:p text:style-name="Footnote"><text:a xlink:type="simple" xlink:href="http://www.digitalpreservation.gov/formats/fdd/fdd000079.shtml#sustainability">http://www.digitalpreservation.gov/formats/fdd/fdd000079.shtml#sustainability</text:a></text:p></text:note-body></text:note> Although an ISO standard, the process does not require them to make these freely available, but rather be “willing to negotiate licenses under reasonable and non-discriminatory terms.” This means the NAA should contact these parties to negotiate irrevocable royalty free use of the container format, should it be chosen as the preservation standard.</text:p>
      <text:p text:style-name="Text_20_body"/>
      <text:p text:style-name="Text_20_body">The file format for JPEG2000 Part 12 (ISO/IEC 15444-12) is exactly the same standard as MP4.</text:p>
      <text:p text:style-name="Text_20_body"/>
      <text:p text:style-name="Text_20_body">The MP4<text:note text:id="ftn32" text:note-class="footnote"><text:note-citation>33</text:note-citation><text:note-body><text:p text:style-name="Footnote"><text:a xlink:type="simple" xlink:href="http://en.wikipedia.org/wiki/MP4">http://en.wikipedia.org/wiki/MP4</text:a></text:p></text:note-body></text:note> version 2 format (ISO/IEC 14496-14) is part of MPEG-4 Part 14<text:note text:id="ftn33" text:note-class="footnote"><text:note-citation>34</text:note-citation><text:note-body><text:p text:style-name="Footnote"><text:a xlink:type="simple" xlink:href="http://en.wikipedia.org/wiki/MPEG-4_Part_14">http://en.wikipedia.org/wiki/MPEG-4_Part_14</text:a></text:p></text:note-body></text:note> standard and is an extension of the ISO base media file format (MP4 version 1/MPEG-4 Part 12).</text:p>
      <text:p text:style-name="Text_20_body"/>
      <text:p text:style-name="Text_20_body">It should be noted that “MP4” always refers to version 2 of the standard, also known as MPEG-4 Part 14 and MPEG-4 file format version 2.</text:p>
      <text:p text:style-name="Text_20_body"/>
      <text:p text:style-name="Text_20_body">MOV -&gt; MP4 version 1 -&gt; ISO base media file format -&gt; Others<text:note text:id="ftn34" text:note-class="footnote"><text:note-citation>35</text:note-citation><text:note-body><text:p text:style-name="Footnote"><text:a xlink:type="simple" xlink:href="http://www.mp4ra.org/specs.html">http://www.mp4ra.org/specs.html</text:a></text:p></text:note-body></text:note> (including MP4 version 2)</text:p>
      <text:p text:style-name="Text_20_body"/>
      <text:p text:style-name="Text_20_body">Formats derived from the ISO base media file format <text:span text:style-name="T4">may</text:span> be openly specified, but it is not guaranteed as they extend some or all of the original standard. Their patent status is also not necessarily known.</text:p>
      <text:p text:style-name="Text_20_body"/>
      <text:list xml:id="list830884567" text:continue-numbering="true" text:style-name="L1">
        <text:list-item>
          <text:p text:style-name="P7">3GP/3G2 (ISO base media file format)</text:p>
        </text:list-item>
        <text:list-item>
          <text:p text:style-name="P7">ASF - Advanced Systems Format (Microsoft)</text:p>
        </text:list-item>
        <text:list-item>
          <text:p text:style-name="P10">AVI - Audio Video Interleave (Microsoft)</text:p>
        </text:list-item>
        <text:list-item>
          <text:p text:style-name="P7">DIVX/DMF<text:note text:id="ftn35" text:note-class="footnote"><text:note-citation>36</text:note-citation><text:note-body><text:p text:style-name="Footnote"><text:a xlink:type="simple" xlink:href="http://en.wikipedia.org/wiki/DivX_Media_Format#DivX_Media_Format_.28DMF.29">http://en.wikipedia.org/wiki/DivX_Media_Format#DivX_Media_Format_.28DMF.29</text:a></text:p></text:note-body></text:note> – DivX Media Format</text:p>
        </text:list-item>
        <text:list-item>
          <text:p text:style-name="P7">F4V</text:p>
        </text:list-item>
        <text:list-item>
          <text:p text:style-name="P7">FLV<text:note text:id="ftn36" text:note-class="footnote"><text:note-citation>37</text:note-citation><text:note-body><text:p text:style-name="Footnote"><text:a xlink:type="simple" xlink:href="http://en.wikipedia.org/wiki/Flash_Video">http://en.wikipedia.org/wiki/Flash_Video</text:a></text:p></text:note-body></text:note> – Flash Video</text:p>
        </text:list-item>
        <text:list-item>
          <text:p text:style-name="P7">GFX<text:note text:id="ftn37" text:note-class="footnote"><text:note-citation>38</text:note-citation><text:note-body><text:p text:style-name="Footnote"><text:a xlink:type="simple" xlink:href="http://en.wikipedia.org/wiki/GXF">http://en.wikipedia.org/wiki/GXF</text:a></text:p></text:note-body></text:note> – General Exchange Format</text:p>
        </text:list-item>
        <text:list-item>
          <text:p text:style-name="P7">MKV<text:note text:id="ftn38" text:note-class="footnote"><text:note-citation>39</text:note-citation><text:note-body><text:p text:style-name="Footnote"><text:a xlink:type="simple" xlink:href="http://en.wikipedia.org/wiki/Matroska">http://en.wikipedia.org/wiki/Matroska</text:a></text:p></text:note-body></text:note> - <text:span text:style-name="T3">Matroska Multimedia Container</text:span></text:p>
        </text:list-item>
        <text:list-item>
          <text:p text:style-name="P7">MJ2</text:p>
        </text:list-item>
        <text:list-item>
          <text:p text:style-name="P7">MOV/QT - Quicktime</text:p>
        </text:list-item>
        <text:list-item>
          <text:p text:style-name="P7">MP4 (ISO base media file format)<text:note text:id="ftn39" text:note-class="footnote"><text:note-citation>40</text:note-citation><text:note-body><text:p text:style-name="Footnote"><text:a xlink:type="simple" xlink:href="http://www.mp4ra.org/specs.html">http://www.mp4ra.org/specs.html</text:a></text:p></text:note-body></text:note></text:p>
        </text:list-item>
        <text:list-item>
          <text:p text:style-name="P7">MPEG</text:p>
        </text:list-item>
        <text:list-item>
          <text:p text:style-name="P7"><text:soft-page-break/>MXF – Material Exchange Format</text:p>
        </text:list-item>
        <text:list-item>
          <text:p text:style-name="P7">Ogg<text:note text:id="ftn40" text:note-class="footnote"><text:note-citation>41</text:note-citation><text:note-body><text:p text:style-name="Footnote"><text:a xlink:type="simple" xlink:href="http://xiph.org/ogg/">http://xiph.org/ogg/</text:a></text:p></text:note-body></text:note></text:p>
        </text:list-item>
        <text:list-item>
          <text:p text:style-name="P7">RM - RealMedia</text:p>
        </text:list-item>
        <text:list-item>
          <text:p text:style-name="P7">WMA</text:p>
        </text:list-item>
        <text:list-item>
          <text:p text:style-name="P7">WMV</text:p>
        </text:list-item>
      </text:list>
      <text:h text:style-name="Heading_20_3" text:outline-level="3">Open Container Options</text:h>
      <text:p text:style-name="Standard">Research suggests that only a handful of these are openly specified, including:</text:p>
      <text:p text:style-name="Standard"/>
      <text:list xml:id="list1109537326" text:continue-numbering="true" text:style-name="L1">
        <text:list-item>
          <text:p text:style-name="P7">FLV</text:p>
        </text:list-item>
        <text:list-item>
          <text:p text:style-name="P7">GXF<text:note text:id="ftn41" text:note-class="footnote"><text:note-citation>42</text:note-citation><text:note-body><text:p text:style-name="Footnote"><text:a xlink:type="simple" xlink:href="http://www.ebu.ch/en/technical/trev/trev_291-edge.pdf">http://www.ebu.ch/en/technical/trev/trev_291-edge.pdf</text:a></text:p></text:note-body></text:note></text:p>
        </text:list-item>
        <text:list-item>
          <text:p text:style-name="P7">MKV<text:note text:id="ftn42" text:note-class="footnote"><text:note-citation>43</text:note-citation><text:note-body><text:p text:style-name="Footnote"><text:a xlink:type="simple" xlink:href="http://matroska.org/technical/specs/index.html">http://matroska.org/technical/specs/index.html</text:a></text:p></text:note-body></text:note></text:p>
        </text:list-item>
        <text:list-item>
          <text:p text:style-name="P7">MJ2</text:p>
        </text:list-item>
        <text:list-item>
          <text:p text:style-name="P7">MP4</text:p>
        </text:list-item>
        <text:list-item>
          <text:p text:style-name="P7">MXF<text:note text:id="ftn43" text:note-class="footnote"><text:note-citation>44</text:note-citation><text:note-body><text:p text:style-name="Footnote"><text:a xlink:type="simple" xlink:href="http://www.smpte.org/smpte_store/standards/">http://www.smpte.org/smpte_store/standards/</text:a></text:p></text:note-body></text:note></text:p>
        </text:list-item>
        <text:list-item>
          <text:p text:style-name="P7">NUT</text:p>
        </text:list-item>
        <text:list-item>
          <text:p text:style-name="P7">Ogg<text:note text:id="ftn44" text:note-class="footnote"><text:note-citation>45</text:note-citation><text:note-body><text:p text:style-name="Footnote"><text:a xlink:type="simple" xlink:href="http://xiph.org/ogg/doc/">http://xiph.org/ogg/doc/</text:a></text:p></text:note-body></text:note></text:p>
        </text:list-item>
      </text:list>
      <text:p text:style-name="Text_20_body"/>
      <text:p text:style-name="Text_20_body">Of these, only Ogg and Matroska support FLAC audio files, and only Ogg supports Dirac.</text:p>
      <text:h text:style-name="Heading_20_2" text:outline-level="2">Assessing Format Requirements Suitability</text:h>
      <text:h text:style-name="Heading_20_3" text:outline-level="3">Video</text:h>
      <text:h text:style-name="Heading_20_4" text:outline-level="4">Community developed</text:h>
      <text:h text:style-name="Heading_20_4" text:outline-level="4">Multiple implementations</text:h>
      <text:h text:style-name="Heading_20_4" text:outline-level="4">Openly specified</text:h>
      <text:h text:style-name="Heading_20_4" text:outline-level="4">Patent and royalty free</text:h>
      <text:p text:style-name="Text_20_body"/>
      <text:h text:style-name="Heading_20_3" text:outline-level="3">Audio</text:h>
      <text:h text:style-name="Heading_20_4" text:outline-level="4">Community developed</text:h>
      <text:h text:style-name="Heading_20_4" text:outline-level="4"><text:soft-page-break/>Openly specified</text:h>
      <text:h text:style-name="Heading_20_4" text:outline-level="4">Patent and royalty free</text:h>
      <text:h text:style-name="Heading_20_4" text:outline-level="4">Multiple implementations</text:h>
      <text:p text:style-name="Text_20_body"/>
      <text:h text:style-name="Heading_20_3" text:outline-level="3">Container</text:h>
      <text:h text:style-name="Heading_20_4" text:outline-level="4">Community developed</text:h>
      <text:h text:style-name="Heading_20_4" text:outline-level="4">Openly specified</text:h>
      <text:h text:style-name="Heading_20_4" text:outline-level="4">Patent and royalty free</text:h>
      <text:h text:style-name="Heading_20_4" text:outline-level="4">Multiple implementations</text:h>
      <text:p text:style-name="Text_20_body"/>
      <text:p text:style-name="P2"/>
      <text:p text:style-name="P2">A format for long term preservation is only suitable if it is royalty free and not patent encumbered. Unfortunately, numerous patents cover various aspects of video data formats.</text:p>
      <text:p text:style-name="P2"><text:line-break/>Current patent issues include:</text:p>
      <text:p text:style-name="P2">Any MPEG based format</text:p>
      <text:p text:style-name="P1"/>
      <text:h text:style-name="Heading_20_2" text:outline-level="2">Multiple implementations</text:h>
      <text:p text:style-name="P2"/>
      <text:p text:style-name="Heading">The Contenders</text:p>
      <text:p text:style-name="P2"/>
      <text:p text:style-name="P2">Not all of the above formats are suitable for use as a preservation format, based on the NAA format requirements.</text:p>
      <text:p text:style-name="P2"/>
      <text:p text:style-name="P2">While JPEG2000 is gaining in popularity around the world (including in archival institutions), it still presents a major risk.</text:p>
      <text:p text:style-name="P2"/>
      <text:p text:style-name="P1"><text:span text:style-name="T3">Contributing companies and organisations have agreed to make the first part (the core coding system) royalty free, other parts are under no such agreement. Even so, the core coding system is made a the JPEG committee has stated that undeclared and obscure submarine patents may still present a hazard.</text:span><text:span text:style-name="T3"><text:note text:id="ftn45" text:note-class="footnote"><text:note-citation>46</text:note-citation><text:note-body><text:p text:style-name="Footnote"><text:a xlink:type="simple" xlink:href="http://www.jpeg.org/jpeg2000/CDs15444.html">http://www.jpeg.org/jpeg2000/CDs15444.html</text:a></text:p></text:note-body></text:note></text:span></text:p>
      <text:p text:style-name="P1"/>
      <text:h text:style-name="P4" text:outline-level="3"><text:bookmark text:name="Motion_JPEG_2000"/>Motion JPEG 2000</text:h>
      <text:p text:style-name="Text_20_body">Motion JPEG 2000 is defined in ISO/IEC 15444-3 and in ITU-T T.802<text:bookmark text:name="cite_ref-27"/><text:a xlink:type="simple" xlink:href="http://en.wikipedia.org/wiki/JPEG_2000#cite_note-27">[28]</text:a>. It specifies the use of the JPEG 2000 codec for timed sequences of images (motion sequences), possibly combined with audio, and composed into an overall presentation.<text:bookmark text:name="cite_ref-ISO-15444-3_28-0"/><text:a xlink:type="simple" xlink:href="http://en.wikipedia.org/wiki/JPEG_2000#cite_note-ISO-15444-3-28">[29]</text:a><text:bookmark text:name="cite_ref-29"/><text:a xlink:type="simple" xlink:href="http://en.wikipedia.org/wiki/JPEG_2000#cite_note-29">[30]</text:a> It also defines a file format, based on ISO <text:soft-page-break/>base media file format (ISO 15444-12). Filename extensions for Motion JPEG 2000 video files are <text:span text:style-name="T1">.mj2</text:span> and <text:span text:style-name="T1">.mjp2</text:span> according to <text:a xlink:type="simple" xlink:href="http://tools.ietf.org/html/rfc3745">RFC 3745</text:a>.</text:p>
      <text:p text:style-name="Text_20_body">Motion JPEG 2000 (often referenced as MJ2 or MJP2) is the leading <text:a xlink:type="simple" xlink:href="http://en.wikipedia.org/wiki/Digital_cinema">digital cinema</text:a> standard currently supported by <text:a xlink:type="simple" xlink:href="http://en.wikipedia.org/wiki/Digital_Cinema_Initiatives">Digital Cinema Initiatives</text:a> (a consortium of most major studios and vendors) for the storage, distribution and exhibition of <text:a xlink:type="simple" xlink:href="http://en.wikipedia.org/wiki/Motion_pictures">motion pictures</text:a>. It also is under consideration as a digital archival format by the <text:a xlink:type="simple" xlink:href="http://en.wikipedia.org/wiki/Library_of_Congress">Library of Congress</text:a>. It is an open <text:a xlink:type="simple" xlink:href="http://en.wikipedia.org/wiki/International_Organization_for_Standardization">ISO</text:a> standard and an advanced update to <text:a xlink:type="simple" xlink:href="http://en.wikipedia.org/wiki/MJPEG">MJPEG</text:a> (or MJ), which was based on the legacy <text:a xlink:type="simple" xlink:href="http://en.wikipedia.org/wiki/JPEG">JPEG</text:a> format. Unlike common video codecs, such as <text:a xlink:type="simple" xlink:href="http://en.wikipedia.org/wiki/MPEG-4">MPEG-4</text:a>, <text:a xlink:type="simple" xlink:href="http://en.wikipedia.org/wiki/WMV">WMV</text:a>, and <text:a xlink:type="simple" xlink:href="http://en.wikipedia.org/wiki/DivX">DivX</text:a>, MJ2 does not employ temporal or inter-frame compression. Instead, each frame is an independent entity encoded by either a lossy or lossless variant of JPEG 2000. Its physical structure does not depend on time ordering, but it does employ a separate profile to complement the data. For audio, it supports <text:a xlink:type="simple" xlink:href="http://en.wikipedia.org/wiki/LPCM">LPCM</text:a> encoding, as well as various MPEG-4 variants, as "raw" or complement data.<text:bookmark text:name="cite_ref-30"/><text:a xlink:type="simple" xlink:href="http://en.wikipedia.org/wiki/JPEG_2000#cite_note-30">[31]</text:a><text:bookmark text:name="cite_ref-31"/><text:a xlink:type="simple" xlink:href="http://en.wikipedia.org/wiki/JPEG_2000#cite_note-31">[32]</text:a></text:p>
      <text:p text:style-name="P1"/>
      <text:p text:style-name="P1"/>
      <text:h text:style-name="Heading_20_2" text:outline-level="2">Test cases</text:h>
      <text:p text:style-name="P2">Size of files, etc</text:p>
      <text:h text:style-name="Heading_20_2" text:outline-level="2">Summary</text:h>
      <text:h text:style-name="Heading_20_2" text:outline-level="2">Recommendation</text:h>
      <text:p text:style-name="P1"/>
      <text:p text:style-name="P3">Dirac has three main strands:</text:p>
      <text:list xml:id="list1643529427" text:style-name="L3">
        <text:list-item>
          <text:p text:style-name="P13"><text:span text:style-name="T3">a compression </text:span><text:a xlink:type="simple" xlink:href="http://www.bbc.co.uk/go/rd/projects/dirac/technology.shtml/ext/_auto/-/http://dirac.sourceforge.net/specification.html" office:target-frame-name="_blank" xlink:show="new"><text:span text:style-name="T3">specification</text:span></text:a><text:span text:style-name="T3"> for the bytestream and the decoder </text:span></text:p>
        </text:list-item>
        <text:list-item>
          <text:p text:style-name="P14">software for compression and decompression </text:p>
        </text:list-item>
        <text:list-item>
          <text:p text:style-name="P11">algorithms designed to support simple and efficient hardware implementations </text:p>
        </text:list-item>
      </text:list>
      <text:p text:style-name="P3">Unlike many of the other standard video compression systems, the software is not intended simply to provide reference coding and decoding, but also as a prototype implementation that can freely be modified, enhanced and deployed. The decoder implementation in particular is designed to provide fast decoding whilst remaining portable across software platforms. </text:p>
      <text:p text:style-name="P2"/>
      <text:p text:style-name="P2"/>
      <text:p text:style-name="P2">Video</text:p>
      <text:p text:style-name="P2">While Motion JPEG 2000 is a community developed and widely used format, its patent encumbrance status is unknown. Indeed, the JPEG committee has warned that even part one of the standard may be susceptible to submarine patents.</text:p>
      <text:p text:style-name="P2"/>
      <text:p text:style-name="P2">Motion JPEG 2000 also heavily relies on hardware devices for encoding. The free software package x264 supports encoding, but not decoding.</text:p>
      <text:p text:style-name="P2"/>
      <text:p text:style-name="P2">Dirac<text:note text:id="ftn46" text:note-class="footnote"><text:note-citation>47</text:note-citation><text:note-body><text:p text:style-name="Footnote"><text:a xlink:type="simple" xlink:href="http://www.diracvideo.org/"><text:span text:style-name="T3">http://www.diracvideo.org/</text:span></text:a></text:p></text:note-body></text:note> is a patent free, openly specified video format<text:note text:id="ftn47" text:note-class="footnote"><text:note-citation>48</text:note-citation><text:note-body><text:p text:style-name="Footnote"><text:a xlink:type="simple" xlink:href="http://diracvideo.org/download/specification/dirac-spec-latest.pdf"><text:span text:style-name="T3">http://diracvideo.org/download/specification/dirac-spec-latest.pdf</text:span></text:a></text:p></text:note-body></text:note> which supports lossless compression. It has been developed by the BBC<text:note text:id="ftn48" text:note-class="footnote"><text:note-citation>49</text:note-citation><text:note-body><text:p text:style-name="Footnote"><text:a xlink:type="simple" xlink:href="http://www.bbc.co.uk/rd/projects/dirac/index.shtml">http://www.bbc.co.uk/rd/projects/dirac/index.shtml</text:a></text:p></text:note-body></text:note> and multiple implementations exist. It is currently gaining in popularity, which is expected to increase in the future.</text:p>
      <text:p text:style-name="P2"/>
      <text:p text:style-name="P2">There is a commercial impoement</text:p>
      <text:p text:style-name="P2"><text:soft-page-break/></text:p>
      <text:p text:style-name="P2">Audio</text:p>
      <text:p text:style-name="P2">The NAA already has a chosen format for Audio which meets all require criteria. As such, it is recommended that the FLAC format be used as the audio layer for the long term preservation of video records.</text:p>
      <text:p text:style-name="P2"/>
      <text:p text:style-name="P2">Container</text:p>
      <text:p text:style-name="P2">Ogg is a patent free, openly specified, community developed and widely supported container format. It supports both FLAC audio and Dirac video streams and as such is the most suitable format for contai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hris Smart</meta:initial-creator>
    <meta:creation-date>2010-01-05T11:05:44</meta:creation-date>
    <meta:generator>OpenOffice.org/3.1$Unix OpenOffice.org_project/310m19$Build-9420</meta:generator>
    <dc:date>2010-01-15T16:50:50</dc:date>
    <meta:editing-duration>PT13H48M52S</meta:editing-duration>
    <meta:editing-cycles>249</meta:editing-cycles>
    <meta:document-statistic meta:table-count="0" meta:image-count="0" meta:object-count="0" meta:page-count="15" meta:paragraph-count="324" meta:word-count="3015" meta:character-count="20125"/>
  </office:meta>
</office:document-meta>
</file>